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1a4c" officeooo:paragraph-rsid="000b1a4c"/>
    </style:style>
    <style:style style:name="P2" style:family="paragraph" style:parent-style-name="Standard">
      <style:text-properties officeooo:rsid="000b1a4c" officeooo:paragraph-rsid="000b1a4c"/>
    </style:style>
    <style:style style:name="P3" style:family="paragraph" style:parent-style-name="Standard">
      <style:text-properties officeooo:rsid="000b1a4c" officeooo:paragraph-rsid="000e5d38"/>
    </style:style>
    <style:style style:name="P4" style:family="paragraph" style:parent-style-name="Standard">
      <style:text-properties officeooo:rsid="000b1a4c" officeooo:paragraph-rsid="00105e51"/>
    </style:style>
    <style:style style:name="P5" style:family="paragraph" style:parent-style-name="Standard">
      <style:text-properties officeooo:rsid="000b1a4c" officeooo:paragraph-rsid="0017f567"/>
    </style:style>
    <style:style style:name="P6" style:family="paragraph" style:parent-style-name="Standard">
      <style:text-properties officeooo:rsid="000c70a9" officeooo:paragraph-rsid="00105e51"/>
    </style:style>
    <style:style style:name="T1" style:family="text">
      <style:text-properties officeooo:rsid="000c70a9"/>
    </style:style>
    <style:style style:name="T2" style:family="text">
      <style:text-properties officeooo:rsid="000d1ad2"/>
    </style:style>
    <style:style style:name="T3" style:family="text">
      <style:text-properties officeooo:rsid="000ddcf1"/>
    </style:style>
    <style:style style:name="T4" style:family="text">
      <style:text-properties officeooo:rsid="000e5d38"/>
    </style:style>
    <style:style style:name="T5" style:family="text">
      <style:text-properties officeooo:rsid="000eacbb"/>
    </style:style>
    <style:style style:name="T6" style:family="text">
      <style:text-properties officeooo:rsid="001158d4"/>
    </style:style>
    <style:style style:name="T7" style:family="text">
      <style:text-properties officeooo:rsid="00120837"/>
    </style:style>
    <style:style style:name="T8" style:family="text">
      <style:text-properties officeooo:rsid="00149737"/>
    </style:style>
    <style:style style:name="T9" style:family="text">
      <style:text-properties officeooo:rsid="0017f567"/>
    </style:style>
    <style:style style:name="T10" style:family="text">
      <style:text-properties officeooo:rsid="0018fe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Règle<text:span text:style-name="T10">s</text:span> de gestion :</text:p>
      <text:p text:style-name="P1"/>
      <text:p text:style-name="P1">- Une espèce végétale peux être l’espèce de plusieurs végétaux <text:span text:style-name="T6">et u</text:span>n végétal appartient <text:span text:style-name="T2">a</text:span> une seule espèce</text:p>
      <text:p text:style-name="P1"/>
      <text:p text:style-name="P1">- <text:span text:style-name="T6">U</text:span>ne zone contient plusieurs végétaux, ou n'en contient pas <text:span text:style-name="T6">et un végétal peux être dans plusieurs zones.</text:span></text:p>
      <text:p text:style-name="P1"/>
      <text:p text:style-name="P1">- Une zone <text:span text:style-name="T1">historise plusieurs données et une donnée historiser appartient à une zone.</text:span></text:p>
      <text:p text:style-name="P4"/>
      <text:p text:style-name="P1">- <text:span text:style-name="T1">Une zone attend plusieurs données et une donnée attendu appartient à une zone.</text:span></text:p>
      <text:p text:style-name="P6"/>
      <text:p text:style-name="P1">- Une alerte <text:span text:style-name="T3">se déroule dans une zone et u</text:span>ne zone peux avoir plusieurs alertes <text:span text:style-name="T3">ou aucune</text:span>.</text:p>
      <text:p text:style-name="P1"/>
      <text:p text:style-name="P1">- Une alerte <text:span text:style-name="T3">n’est du qu’a un seul</text:span> type d'alerte <text:span text:style-name="T7">et u</text:span>n type d'alerte peut concerner plusieurs alerte.</text:p>
      <text:p text:style-name="P1"/>
      <text:p text:style-name="P1">- <text:span text:style-name="T3">Un capteur peux être concerner par plusieurs type d’alerte et un type d’alerte est concerné par un capteur.</text:span></text:p>
      <text:p text:style-name="P1"/>
      <text:p text:style-name="P1">- <text:span text:style-name="T4">Une zone peut correspondre à plusieurs type d’alerte et un type d’alerte est correspond à une zone.</text:span></text:p>
      <text:p text:style-name="P1"/>
      <text:p text:style-name="P1">- Une alerte envoie un message à potentiellement plusieurs personnes responsables <text:span text:style-name="T8">et u</text:span>ne personne responsable peux <text:span text:style-name="T4">être concerner par </text:span>plusieurs alertes.</text:p>
      <text:p text:style-name="P3"/>
      <text:p text:style-name="P3">- Une personne responsable peux <text:span text:style-name="T4">être responsable de plusieurs zones et une zone possède plusieurs personnes responsable.</text:span></text:p>
      <text:p text:style-name="P1"/>
      <text:p text:style-name="P1">- Un capteur peux concerner plusieurs donnée reçu <text:span text:style-name="T9">et u</text:span>ne donnée de capteur reçu appartient à un seul capteur à une date donnée</text:p>
      <text:p text:style-name="P1"/>
      <text:p text:style-name="P5">- Un capteur peux concerner plusieurs donnée attendu <text:span text:style-name="T9">et u</text:span>ne donnée de capteur attendu appartient à un seul capteur à une date donnée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érémy Gros</meta:initial-creator>
    <meta:creation-date>2017-04-08T01:46:50.423000000</meta:creation-date>
    <dc:date>2017-04-11T19:48:29.501719545</dc:date>
    <meta:editing-duration>PT1H24M26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224" meta:character-count="1327" meta:non-whitespace-character-count="1116"/>
  </office:meta>
</office:document-meta>
</file>